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3.64mm"/>
    </style:style>
    <style:style style:name="co7" style:family="table-column">
      <style:table-column-properties fo:break-before="auto" style:column-width="29.14mm"/>
    </style:style>
    <style:style style:name="ro3" style:family="table-row">
      <style:table-row-properties style:row-height="4.52mm" fo:break-before="auto" style:use-optimal-row-height="false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7">
      <style:text-properties style:text-position="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7" table:number-columns-repeated="2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 table:number-rows-repeated="1047911">
          <table:table-cell table:number-columns-repeated="1024"/>
        </table:table-row>
        <table:table-row table:style-name="ro3" table:number-rows-repeated="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367:vol1.C448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21:55:05.280090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5.1.6.2$Linux_X86_64 LibreOffice_project/10m0$Build-2</meta:generator>
    <dc:date>2019-04-12T21:55:26.520519334</dc:date>
    <meta:editing-duration>P10DT15H3M1S</meta:editing-duration>
    <meta:editing-cycles>170</meta:editing-cycles>
    <meta:document-statistic meta:table-count="2" meta:cell-count="4600" meta:object-count="0"/>
  </office:meta>
</office:document-meta>
</file>